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102.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995" table:default-cell-style-name="ce1"/>
        <table:table-row table:style-name="ro1">
          <table:table-cell office:value-type="string" calcext:value-type="string">
            <text:p>MACRO STATE</text:p>
          </table:table-cell>
          <table:table-cell table:style-name="ce2" office:value-type="string" calcext:value-type="string">
            <text:p>chkZ</text:p>
          </table:table-cell>
          <table:table-cell table:style-name="ce2" office:value-type="string" calcext:value-type="string">
            <text:p>OPTest</text:p>
          </table:table-cell>
          <table:table-cell table:style-name="ce2" office:value-type="string" calcext:value-type="string">
            <text:p>ALUHi</text:p>
          </table:table-cell>
          <table:table-cell table:style-name="ce2" office:value-type="string" calcext:value-type="string">
            <text:p>ALULo</text:p>
          </table:table-cell>
          <table:table-cell table:style-name="ce2" office:value-type="string" calcext:value-type="string">
            <text:p>RegSelHi</text:p>
          </table:table-cell>
          <table:table-cell table:style-name="ce2" office:value-type="string" calcext:value-type="string">
            <text:p>RegSelLo</text:p>
          </table:table-cell>
          <table:table-cell table:style-name="ce2" office:value-type="string" calcext:value-type="string">
            <text:p>WrMEM</text:p>
          </table:table-cell>
          <table:table-cell table:style-name="ce2" office:value-type="string" calcext:value-type="string">
            <text:p>WrREG</text:p>
          </table:table-cell>
          <table:table-cell table:style-name="ce2" office:value-type="string" calcext:value-type="string">
            <text:p>LdZ</text:p>
          </table:table-cell>
          <table:table-cell table:style-name="ce2" office:value-type="string" calcext:value-type="string">
            <text:p>LdB</text:p>
          </table:table-cell>
          <table:table-cell table:style-name="ce2" office:value-type="string" calcext:value-type="string">
            <text:p>LdA</text:p>
          </table:table-cell>
          <table:table-cell table:style-name="ce2" office:value-type="string" calcext:value-type="string">
            <text:p>LdMAR</text:p>
          </table:table-cell>
          <table:table-cell table:style-name="ce2" office:value-type="string" calcext:value-type="string">
            <text:p>LdIR</text:p>
          </table:table-cell>
          <table:table-cell table:style-name="ce2" office:value-type="string" calcext:value-type="string">
            <text:p>LdPC</text:p>
          </table:table-cell>
          <table:table-cell table:style-name="ce2" office:value-type="string" calcext:value-type="string">
            <text:p>DrOFF</text:p>
          </table:table-cell>
          <table:table-cell table:style-name="ce2" office:value-type="string" calcext:value-type="string">
            <text:p>DrPC</text:p>
          </table:table-cell>
          <table:table-cell table:style-name="ce2" office:value-type="string" calcext:value-type="string">
            <text:p>DrALU</text:p>
          </table:table-cell>
          <table:table-cell table:style-name="ce2" office:value-type="string" calcext:value-type="string">
            <text:p>DrMEM</text:p>
          </table:table-cell>
          <table:table-cell table:style-name="ce2" office:value-type="string" calcext:value-type="string">
            <text:p>DrREG</text:p>
          </table:table-cell>
          <table:table-cell table:style-name="ce2" office:value-type="string" calcext:value-type="string">
            <text:p>NS[5]</text:p>
          </table:table-cell>
          <table:table-cell table:style-name="ce2" office:value-type="string" calcext:value-type="string">
            <text:p>NS[4]</text:p>
          </table:table-cell>
          <table:table-cell table:style-name="ce2" office:value-type="string" calcext:value-type="string">
            <text:p>NS[3]</text:p>
          </table:table-cell>
          <table:table-cell table:style-name="ce2" office:value-type="string" calcext:value-type="string">
            <text:p>NS[2]</text:p>
          </table:table-cell>
          <table:table-cell table:style-name="ce2" office:value-type="string" calcext:value-type="string">
            <text:p>NS[1]</text:p>
          </table:table-cell>
          <table:table-cell table:style-name="ce2" office:value-type="string" calcext:value-type="string">
            <text:p>NS[0]</text:p>
          </table:table-cell>
          <table:table-cell office:value-type="string" calcext:value-type="string">
            <text:p>State Number</text:p>
          </table:table-cell>
          <table:table-cell office:value-type="string" calcext:value-type="string">
            <text:p>Next State (Decimal)</text:p>
          </table:table-cell>
          <table:table-cell office:value-type="string" calcext:value-type="string">
            <text:p>Start State</text:p>
          </table:table-cell>
          <table:table-cell office:value-type="string" calcext:value-type="string">
            <text:p>DrEnInt</text:p>
          </table:table-cell>
          <table:table-cell table:style-name="ce6" office:value-type="string" calcext:value-type="string">
            <text:p>LdEnInt</text:p>
          </table:table-cell>
          <table:table-cell office:value-type="string" calcext:value-type="string">
            <text:p>IntAck</text:p>
          </table:table-cell>
          <table:table-cell table:style-name="Default" office:value-type="string" calcext:value-type="string">
            <text:p>chkInt</text:p>
          </table:table-cell>
          <table:table-cell table:style-name="ce7" office:value-type="string" calcext:value-type="string">
            <text:p>HEX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BIN2DEC(CONCATENATE([.U2];[.V2];[.W2];[.X2];[.Y2];[.Z2])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 BIN2HEX(CONCATENATE([.B2]; [.C2];[.D2];[.E2];[.F2]);2)&amp;BIN2HEX(CONCATENATE([.G2];[.H2];[.I2];[.J2];[.K2]; [.L2];[.M2];[.N2]);2) &amp; BIN2HEX(CONCATENATE([.O2];[.P2];[.Q2];[.R2];[.S2];[.T2];[.U2];[.V2] );2) &amp; BIN2HEX(CONCATENATE([.W2];[.X2];[.Y2];[.Z2];[.AD2];[.AE2];[.AF2];[.AG2] );2)" office:value-type="string" office:string-value="00062011" calcext:value-type="string">
            <text:p>0006201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N2DEC(CONCATENATE([.U3];[.V3];[.W3];[.X3];[.Y3];[.Z3])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]; [.C3];[.D3];[.E3];[.F3]);2)&amp;BIN2HEX(CONCATENATE([.G3];[.H3];[.I3];[.J3];[.K3]; [.L3];[.M3];[.N3]);2) &amp; BIN2HEX(CONCATENATE([.O3];[.P3];[.Q3];[.R3];[.S3];[.T3];[.U3];[.V3] );2) &amp; BIN2HEX(CONCATENATE([.W3];[.X3];[.Y3];[.Z3];[.AD3];[.AE3];[.AF3];[.AG3] );2)" office:value-type="string" office:string-value="00010820" calcext:value-type="string">
            <text:p>000108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BIN2DEC(CONCATENATE([.U4];[.V4];[.W4];[.X4];[.Y4];[.Z4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4]; [.C4];[.D4];[.E4];[.F4]);2)&amp;BIN2HEX(CONCATENATE([.G4];[.H4];[.I4];[.J4];[.K4]; [.L4];[.M4];[.N4]);2) &amp; BIN2HEX(CONCATENATE([.O4];[.P4];[.Q4];[.R4];[.S4];[.T4];[.U4];[.V4] );2) &amp; BIN2HEX(CONCATENATE([.W4];[.X4];[.Y4];[.Z4];[.AD4];[.AE4];[.AF4];[.AG4] );2)" office:value-type="string" office:string-value="0E009000" calcext:value-type="string">
            <text:p>0E009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BIN2DEC(CONCATENATE([.U5];[.V5];[.W5];[.X5];[.Y5];[.Z5]))" office:value-type="float" office:value="4" calcext:value-type="float">
            <text:p>4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5]; [.C5];[.D5];[.E5];[.F5]);2)&amp;BIN2HEX(CONCATENATE([.G5];[.H5];[.I5];[.J5];[.K5]; [.L5];[.M5];[.N5]);2) &amp; BIN2HEX(CONCATENATE([.O5];[.P5];[.Q5];[.R5];[.S5];[.T5];[.U5];[.V5] );2) &amp; BIN2HEX(CONCATENATE([.W5];[.X5];[.Y5];[.Z5];[.AD5];[.AE5];[.AF5];[.AG5] );2)" office:value-type="string" office:string-value="00840440" calcext:value-type="string">
            <text:p>008404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BIN2DEC(CONCATENATE([.U6];[.V6];[.W6];[.X6];[.Y6];[.Z6])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6]; [.C6];[.D6];[.E6];[.F6]);2)&amp;BIN2HEX(CONCATENATE([.G6];[.H6];[.I6];[.J6];[.K6]; [.L6];[.M6];[.N6]);2) &amp; BIN2HEX(CONCATENATE([.O6];[.P6];[.Q6];[.R6];[.S6];[.T6];[.U6];[.V6] );2) &amp; BIN2HEX(CONCATENATE([.W6];[.X6];[.Y6];[.Z6];[.AD6];[.AE6];[.AF6];[.AG6] );2)" office:value-type="string" office:string-value="01080450" calcext:value-type="string">
            <text:p>010804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BIN2DEC(CONCATENATE([.U7];[.V7];[.W7];[.X7];[.Y7];[.Z7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7]; [.C7];[.D7];[.E7];[.F7]);2)&amp;BIN2HEX(CONCATENATE([.G7];[.H7];[.I7];[.J7];[.K7]; [.L7];[.M7];[.N7]);2) &amp; BIN2HEX(CONCATENATE([.O7];[.P7];[.Q7];[.R7];[.S7];[.T7];[.U7];[.V7] );2) &amp; BIN2HEX(CONCATENATE([.W7];[.X7];[.Y7];[.Z7];[.AD7];[.AE7];[.AF7];[.AG7] );2)" office:value-type="string" office:string-value="00201000" calcext:value-type="string">
            <text:p>00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BIN2DEC(CONCATENATE([.U8];[.V8];[.W8];[.X8];[.Y8];[.Z8]))" office:value-type="float" office:value="7" calcext:value-type="float">
            <text:p>7</text:p>
          </table:table-cell>
          <table:table-cell office:value-type="string" calcext:value-type="string">
            <text:p>NAN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8]; [.C8];[.D8];[.E8];[.F8]);2)&amp;BIN2HEX(CONCATENATE([.G8];[.H8];[.I8];[.J8];[.K8]; [.L8];[.M8];[.N8]);2) &amp; BIN2HEX(CONCATENATE([.O8];[.P8];[.Q8];[.R8];[.S8];[.T8];[.U8];[.V8] );2) &amp; BIN2HEX(CONCATENATE([.W8];[.X8];[.Y8];[.Z8];[.AD8];[.AE8];[.AF8];[.AG8] );2)" office:value-type="string" office:string-value="00840470" calcext:value-type="string">
            <text:p>008404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BIN2DEC(CONCATENATE([.U9];[.V9];[.W9];[.X9];[.Y9];[.Z9])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9]; [.C9];[.D9];[.E9];[.F9]);2)&amp;BIN2HEX(CONCATENATE([.G9];[.H9];[.I9];[.J9];[.K9]; [.L9];[.M9];[.N9]);2) &amp; BIN2HEX(CONCATENATE([.O9];[.P9];[.Q9];[.R9];[.S9];[.T9];[.U9];[.V9] );2) &amp; BIN2HEX(CONCATENATE([.W9];[.X9];[.Y9];[.Z9];[.AD9];[.AE9];[.AF9];[.AG9] );2)" office:value-type="string" office:string-value="01080480" calcext:value-type="string">
            <text:p>010804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BIN2DEC(CONCATENATE([.U10];[.V10];[.W10];[.X10];[.Y10];[.Z10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0]; [.C10];[.D10];[.E10];[.F10]);2)&amp;BIN2HEX(CONCATENATE([.G10];[.H10];[.I10];[.J10];[.K10]; [.L10];[.M10];[.N10]);2) &amp; BIN2HEX(CONCATENATE([.O10];[.P10];[.Q10];[.R10];[.S10];[.T10];[.U10];[.V10] );2) &amp; BIN2HEX(CONCATENATE([.W10];[.X10];[.Y10];[.Z10];[.AD10];[.AE10];[.AF10];[.AG10] );2)" office:value-type="string" office:string-value="02201000" calcext:value-type="string">
            <text:p>02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BIN2DEC(CONCATENATE([.U11];[.V11];[.W11];[.X11];[.Y11];[.Z11]))" office:value-type="float" office:value="10" calcext:value-type="float">
            <text:p>1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1]; [.C11];[.D11];[.E11];[.F11]);2)&amp;BIN2HEX(CONCATENATE([.G11];[.H11];[.I11];[.J11];[.K11]; [.L11];[.M11];[.N11]);2) &amp; BIN2HEX(CONCATENATE([.O11];[.P11];[.Q11];[.R11];[.S11];[.T11];[.U11];[.V11] );2) &amp; BIN2HEX(CONCATENATE([.W11];[.X11];[.Y11];[.Z11];[.AD11];[.AE11];[.AF11];[.AG11] );2)" office:value-type="string" office:string-value="008404A0" calcext:value-type="string">
            <text:p>008404A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BIN2DEC(CONCATENATE([.U12];[.V12];[.W12];[.X12];[.Y12];[.Z12])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2]; [.C12];[.D12];[.E12];[.F12]);2)&amp;BIN2HEX(CONCATENATE([.G12];[.H12];[.I12];[.J12];[.K12]; [.L12];[.M12];[.N12]);2) &amp; BIN2HEX(CONCATENATE([.O12];[.P12];[.Q12];[.R12];[.S12];[.T12];[.U12];[.V12] );2) &amp; BIN2HEX(CONCATENATE([.W12];[.X12];[.Y12];[.Z12];[.AD12];[.AE12];[.AF12];[.AG12] );2)" office:value-type="string" office:string-value="000840B0" calcext:value-type="string">
            <text:p>000840B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BIN2DEC(CONCATENATE([.U13];[.V13];[.W13];[.X13];[.Y13];[.Z13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3]; [.C13];[.D13];[.E13];[.F13]);2)&amp;BIN2HEX(CONCATENATE([.G13];[.H13];[.I13];[.J13];[.K13]; [.L13];[.M13];[.N13]);2) &amp; BIN2HEX(CONCATENATE([.O13];[.P13];[.Q13];[.R13];[.S13];[.T13];[.U13];[.V13] );2) &amp; BIN2HEX(CONCATENATE([.W13];[.X13];[.Y13];[.Z13];[.AD13];[.AE13];[.AF13];[.AG13] );2)" office:value-type="string" office:string-value="00201000" calcext:value-type="string">
            <text:p>00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BIN2DEC(CONCATENATE([.U14];[.V14];[.W14];[.X14];[.Y14];[.Z14]))" office:value-type="float" office:value="13" calcext:value-type="float">
            <text:p>13</text:p>
          </table:table-cell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4]; [.C14];[.D14];[.E14];[.F14]);2)&amp;BIN2HEX(CONCATENATE([.G14];[.H14];[.I14];[.J14];[.K14]; [.L14];[.M14];[.N14]);2) &amp; BIN2HEX(CONCATENATE([.O14];[.P14];[.Q14];[.R14];[.S14];[.T14];[.U14];[.V14] );2) &amp; BIN2HEX(CONCATENATE([.W14];[.X14];[.Y14];[.Z14];[.AD14];[.AE14];[.AF14];[.AG14] );2)" office:value-type="string" office:string-value="008404D0" calcext:value-type="string">
            <text:p>008404D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BIN2DEC(CONCATENATE([.U15];[.V15];[.W15];[.X15];[.Y15];[.Z15])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5]; [.C15];[.D15];[.E15];[.F15]);2)&amp;BIN2HEX(CONCATENATE([.G15];[.H15];[.I15];[.J15];[.K15]; [.L15];[.M15];[.N15]);2) &amp; BIN2HEX(CONCATENATE([.O15];[.P15];[.Q15];[.R15];[.S15];[.T15];[.U15];[.V15] );2) &amp; BIN2HEX(CONCATENATE([.W15];[.X15];[.Y15];[.Z15];[.AD15];[.AE15];[.AF15];[.AG15] );2)" office:value-type="string" office:string-value="000840E0" calcext:value-type="string">
            <text:p>000840E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BIN2DEC(CONCATENATE([.U16];[.V16];[.W16];[.X16];[.Y16];[.Z16]))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6]; [.C16];[.D16];[.E16];[.F16]);2)&amp;BIN2HEX(CONCATENATE([.G16];[.H16];[.I16];[.J16];[.K16]; [.L16];[.M16];[.N16]);2) &amp; BIN2HEX(CONCATENATE([.O16];[.P16];[.Q16];[.R16];[.S16];[.T16];[.U16];[.V16] );2) &amp; BIN2HEX(CONCATENATE([.W16];[.X16];[.Y16];[.Z16];[.AD16];[.AE16];[.AF16];[.AG16] );2)" office:value-type="string" office:string-value="000210F0" calcext:value-type="string">
            <text:p>000210F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BIN2DEC(CONCATENATE([.U17];[.V17];[.W17];[.X17];[.Y17];[.Z17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7]; [.C17];[.D17];[.E17];[.F17]);2)&amp;BIN2HEX(CONCATENATE([.G17];[.H17];[.I17];[.J17];[.K17]; [.L17];[.M17];[.N17]);2) &amp; BIN2HEX(CONCATENATE([.O17];[.P17];[.Q17];[.R17];[.S17];[.T17];[.U17];[.V17] );2) &amp; BIN2HEX(CONCATENATE([.W17];[.X17];[.Y17];[.Z17];[.AD17];[.AE17];[.AF17];[.AG17] );2)" office:value-type="string" office:string-value="00200800" calcext:value-type="string">
            <text:p>002008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BIN2DEC(CONCATENATE([.U18];[.V18];[.W18];[.X18];[.Y18];[.Z18]))"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8]; [.C18];[.D18];[.E18];[.F18]);2)&amp;BIN2HEX(CONCATENATE([.G18];[.H18];[.I18];[.J18];[.K18]; [.L18];[.M18];[.N18]);2) &amp; BIN2HEX(CONCATENATE([.O18];[.P18];[.Q18];[.R18];[.S18];[.T18];[.U18];[.V18] );2) &amp; BIN2HEX(CONCATENATE([.W18];[.X18];[.Y18];[.Z18];[.AD18];[.AE18];[.AF18];[.AG18] );2)" office:value-type="string" office:string-value="00840510" calcext:value-type="string">
            <text:p>0084051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BIN2DEC(CONCATENATE([.U19];[.V19];[.W19];[.X19];[.Y19];[.Z19])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9]; [.C19];[.D19];[.E19];[.F19]);2)&amp;BIN2HEX(CONCATENATE([.G19];[.H19];[.I19];[.J19];[.K19]; [.L19];[.M19];[.N19]);2) &amp; BIN2HEX(CONCATENATE([.O19];[.P19];[.Q19];[.R19];[.S19];[.T19];[.U19];[.V19] );2) &amp; BIN2HEX(CONCATENATE([.W19];[.X19];[.Y19];[.Z19];[.AD19];[.AE19];[.AF19];[.AG19] );2)" office:value-type="string" office:string-value="00084120" calcext:value-type="string">
            <text:p>00084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BIN2DEC(CONCATENATE([.U20];[.V20];[.W20];[.X20];[.Y20];[.Z20]))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0]; [.C20];[.D20];[.E20];[.F20]);2)&amp;BIN2HEX(CONCATENATE([.G20];[.H20];[.I20];[.J20];[.K20]; [.L20];[.M20];[.N20]);2) &amp; BIN2HEX(CONCATENATE([.O20];[.P20];[.Q20];[.R20];[.S20];[.T20];[.U20];[.V20] );2) &amp; BIN2HEX(CONCATENATE([.W20];[.X20];[.Y20];[.Z20];[.AD20];[.AE20];[.AF20];[.AG20] );2)" office:value-type="string" office:string-value="00021130" calcext:value-type="string">
            <text:p>000211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BIN2DEC(CONCATENATE([.U21];[.V21];[.W21];[.X21];[.Y21];[.Z21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1]; [.C21];[.D21];[.E21];[.F21]);2)&amp;BIN2HEX(CONCATENATE([.G21];[.H21];[.I21];[.J21];[.K21]; [.L21];[.M21];[.N21]);2) &amp; BIN2HEX(CONCATENATE([.O21];[.P21];[.Q21];[.R21];[.S21];[.T21];[.U21];[.V21] );2) &amp; BIN2HEX(CONCATENATE([.W21];[.X21];[.Y21];[.Z21];[.AD21];[.AE21];[.AF21];[.AG21] );2)" office:value-type="string" office:string-value="00400400" calcext:value-type="string">
            <text:p>004004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BIN2DEC(CONCATENATE([.U22];[.V22];[.W22];[.X22];[.Y22];[.Z22]))" office:value-type="float" office:value="21" calcext:value-type="float">
            <text:p>21</text:p>
          </table:table-cell>
          <table:table-cell office:value-type="string" calcext:value-type="string">
            <text:p>BEQ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2]; [.C22];[.D22];[.E22];[.F22]);2)&amp;BIN2HEX(CONCATENATE([.G22];[.H22];[.I22];[.J22];[.K22]; [.L22];[.M22];[.N22]);2) &amp; BIN2HEX(CONCATENATE([.O22];[.P22];[.Q22];[.R22];[.S22];[.T22];[.U22];[.V22] );2) &amp; BIN2HEX(CONCATENATE([.W22];[.X22];[.Y22];[.Z22];[.AD22];[.AE22];[.AF22];[.AG22] );2)" office:value-type="string" office:string-value="00040550" calcext:value-type="string">
            <text:p>000405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BIN2DEC(CONCATENATE([.U23];[.V23];[.W23];[.X23];[.Y23];[.Z23])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3]; [.C23];[.D23];[.E23];[.F23]);2)&amp;BIN2HEX(CONCATENATE([.G23];[.H23];[.I23];[.J23];[.K23]; [.L23];[.M23];[.N23]);2) &amp; BIN2HEX(CONCATENATE([.O23];[.P23];[.Q23];[.R23];[.S23];[.T23];[.U23];[.V23] );2) &amp; BIN2HEX(CONCATENATE([.W23];[.X23];[.Y23];[.Z23];[.AD23];[.AE23];[.AF23];[.AG23] );2)" office:value-type="string" office:string-value="00880560" calcext:value-type="string">
            <text:p>008805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BIN2DEC(CONCATENATE([.U24];[.V24];[.W24];[.X24];[.Y24];[.Z24]))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4]; [.C24];[.D24];[.E24];[.F24]);2)&amp;BIN2HEX(CONCATENATE([.G24];[.H24];[.I24];[.J24];[.K24]; [.L24];[.M24];[.N24]);2) &amp; BIN2HEX(CONCATENATE([.O24];[.P24];[.Q24];[.R24];[.S24];[.T24];[.U24];[.V24] );2) &amp; BIN2HEX(CONCATENATE([.W24];[.X24];[.Y24];[.Z24];[.AD24];[.AE24];[.AF24];[.AG24] );2)" office:value-type="string" office:string-value="04101170" calcext:value-type="string">
            <text:p>041011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BIN2DEC(CONCATENATE([.U25];[.V25];[.W25];[.X25];[.Y25];[.Z25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5]; [.C25];[.D25];[.E25];[.F25]);2)&amp;BIN2HEX(CONCATENATE([.G25];[.H25];[.I25];[.J25];[.K25]; [.L25];[.M25];[.N25]);2) &amp; BIN2HEX(CONCATENATE([.O25];[.P25];[.Q25];[.R25];[.S25];[.T25];[.U25];[.V25] );2) &amp; BIN2HEX(CONCATENATE([.W25];[.X25];[.Y25];[.Z25];[.AD25];[.AE25];[.AF25];[.AG25] );2)" office:value-type="string" office:string-value="10000000" calcext:value-type="string">
            <text:p>10000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BIN2DEC(CONCATENATE([.U26];[.V26];[.W26];[.X26];[.Y26];[.Z26]))" office:value-type="float" office:value="25" calcext:value-type="float">
            <text:p>25</text:p>
          </table:table-cell>
          <table:table-cell office:value-type="string" calcext:value-type="string">
            <text:p>OnZ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6]; [.C26];[.D26];[.E26];[.F26]);2)&amp;BIN2HEX(CONCATENATE([.G26];[.H26];[.I26];[.J26];[.K26]; [.L26];[.M26];[.N26]);2) &amp; BIN2HEX(CONCATENATE([.O26];[.P26];[.Q26];[.R26];[.S26];[.T26];[.U26];[.V26] );2) &amp; BIN2HEX(CONCATENATE([.W26];[.X26];[.Y26];[.Z26];[.AD26];[.AE26];[.AF26];[.AG26] );2)" office:value-type="string" office:string-value="00042190" calcext:value-type="string">
            <text:p>000421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BIN2DEC(CONCATENATE([.U27];[.V27];[.W27];[.X27];[.Y27];[.Z27])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7]; [.C27];[.D27];[.E27];[.F27]);2)&amp;BIN2HEX(CONCATENATE([.G27];[.H27];[.I27];[.J27];[.K27]; [.L27];[.M27];[.N27]);2) &amp; BIN2HEX(CONCATENATE([.O27];[.P27];[.Q27];[.R27];[.S27];[.T27];[.U27];[.V27] );2) &amp; BIN2HEX(CONCATENATE([.W27];[.X27];[.Y27];[.Z27];[.AD27];[.AE27];[.AF27];[.AG27] );2)" office:value-type="string" office:string-value="000841A0" calcext:value-type="string">
            <text:p>000841A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BIN2DEC(CONCATENATE([.U28];[.V28];[.W28];[.X28];[.Y28];[.Z28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8]; [.C28];[.D28];[.E28];[.F28]);2)&amp;BIN2HEX(CONCATENATE([.G28];[.H28];[.I28];[.J28];[.K28]; [.L28];[.M28];[.N28]);2) &amp; BIN2HEX(CONCATENATE([.O28];[.P28];[.Q28];[.R28];[.S28];[.T28];[.U28];[.V28] );2) &amp; BIN2HEX(CONCATENATE([.W28];[.X28];[.Y28];[.Z28];[.AD28];[.AE28];[.AF28];[.AG28] );2)" office:value-type="string" office:string-value="00009000" calcext:value-type="string">
            <text:p>00009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R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BIN2DEC(CONCATENATE([.U29];[.V29];[.W29];[.X29];[.Y29];[.Z29]))" office:value-type="float" office:value="28" calcext:value-type="float">
            <text:p>28</text:p>
          </table:table-cell>
          <table:table-cell office:value-type="string" calcext:value-type="string">
            <text:p>JALR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9]; [.C29];[.D29];[.E29];[.F29]);2)&amp;BIN2HEX(CONCATENATE([.G29];[.H29];[.I29];[.J29];[.K29]; [.L29];[.M29];[.N29]);2) &amp; BIN2HEX(CONCATENATE([.O29];[.P29];[.Q29];[.R29];[.S29];[.T29];[.U29];[.V29] );2) &amp; BIN2HEX(CONCATENATE([.W29];[.X29];[.Y29];[.Z29];[.AD29];[.AE29];[.AF29];[.AG29] );2)" office:value-type="string" office:string-value="00A021C0" calcext:value-type="string">
            <text:p>00A021C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R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BIN2DEC(CONCATENATE([.U30];[.V30];[.W30];[.X30];[.Y30];[.Z30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0]; [.C30];[.D30];[.E30];[.F30]);2)&amp;BIN2HEX(CONCATENATE([.G30];[.H30];[.I30];[.J30];[.K30]; [.L30];[.M30];[.N30]);2) &amp; BIN2HEX(CONCATENATE([.O30];[.P30];[.Q30];[.R30];[.S30];[.T30];[.U30];[.V30] );2) &amp; BIN2HEX(CONCATENATE([.W30];[.X30];[.Y30];[.Z30];[.AD30];[.AE30];[.AF30];[.AG30] );2)" office:value-type="string" office:string-value="00008400" calcext:value-type="string">
            <text:p>000084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HALT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BIN2DEC(CONCATENATE([.U31];[.V31];[.W31];[.X31];[.Y31];[.Z31]))" office:value-type="float" office:value="29" calcext:value-type="float">
            <text:p>29</text:p>
          </table:table-cell>
          <table:table-cell office:value-type="string" calcext:value-type="string">
            <text:p>HALT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1]; [.C31];[.D31];[.E31];[.F31]);2)&amp;BIN2HEX(CONCATENATE([.G31];[.H31];[.I31];[.J31];[.K31]; [.L31];[.M31];[.N31]);2) &amp; BIN2HEX(CONCATENATE([.O31];[.P31];[.Q31];[.R31];[.S31];[.T31];[.U31];[.V31] );2) &amp; BIN2HEX(CONCATENATE([.W31];[.X31];[.Y31];[.Z31];[.AD31];[.AE31];[.AF31];[.AG31] );2)" office:value-type="string" office:string-value="000001D0" calcext:value-type="string">
            <text:p>000001D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2]; [.C32];[.D32];[.E32];[.F32]);2)&amp;BIN2HEX(CONCATENATE([.G32];[.H32];[.I32];[.J32];[.K32]; [.L32];[.M32];[.N32]);2) &amp; BIN2HEX(CONCATENATE([.O32];[.P32];[.Q32];[.R32];[.S32];[.T32];[.U32];[.V32] );2) &amp; BIN2HEX(CONCATENATE([.W32];[.X32];[.Y32];[.Z32];[.AD32];[.AE32];[.AF32];[.AG32] );2)" office:value-type="string" office:string-value="01A021F4" calcext:value-type="string">
            <text:p>01A021F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 BIN2HEX(CONCATENATE([.B33]; [.C33];[.D33];[.E33];[.F33]);2)&amp;BIN2HEX(CONCATENATE([.G33];[.H33];[.I33];[.J33];[.K33]; [.L33];[.M33];[.N33]);2) &amp; BIN2HEX(CONCATENATE([.O33];[.P33];[.Q33];[.R33];[.S33];[.T33];[.U33];[.V33] );2) &amp; BIN2HEX(CONCATENATE([.W33];[.X33];[.Y33];[.Z33];[.AD33];[.AE33];[.AF33];[.AG33] );2)" office:value-type="string" office:string-value="00020202" calcext:value-type="string">
            <text:p>000202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7" table:formula="of:= BIN2HEX(CONCATENATE([.B34]; [.C34];[.D34];[.E34];[.F34]);2)&amp;BIN2HEX(CONCATENATE([.G34];[.H34];[.I34];[.J34];[.K34]; [.L34];[.M34];[.N34]);2) &amp; BIN2HEX(CONCATENATE([.O34];[.P34];[.Q34];[.R34];[.S34];[.T34];[.U34];[.V34] );2) &amp; BIN2HEX(CONCATENATE([.W34];[.X34];[.Y34];[.Z34];[.AD34];[.AE34];[.AF34];[.AG34] );2)" office:value-type="string" office:string-value="00008800" calcext:value-type="string">
            <text:p>000088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EI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5]; [.C35];[.D35];[.E35];[.F35]);2)&amp;BIN2HEX(CONCATENATE([.G35];[.H35];[.I35];[.J35];[.K35]; [.L35];[.M35];[.N35]);2) &amp; BIN2HEX(CONCATENATE([.O35];[.P35];[.Q35];[.R35];[.S35];[.T35];[.U35];[.V35] );2) &amp; BIN2HEX(CONCATENATE([.W35];[.X35];[.Y35];[.Z35];[.AD35];[.AE35];[.AF35];[.AG35] );2)" office:value-type="string" office:string-value="0000000C" calcext:value-type="string">
            <text:p>0000000C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DI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6]; [.C36];[.D36];[.E36];[.F36]);2)&amp;BIN2HEX(CONCATENATE([.G36];[.H36];[.I36];[.J36];[.K36]; [.L36];[.M36];[.N36]);2) &amp; BIN2HEX(CONCATENATE([.O36];[.P36];[.Q36];[.R36];[.S36];[.T36];[.U36];[.V36] );2) &amp; BIN2HEX(CONCATENATE([.W36];[.X36];[.Y36];[.Z36];[.AD36];[.AE36];[.AF36];[.AG36] );2)" office:value-type="string" office:string-value="00000004" calcext:value-type="string">
            <text:p>0000000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E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7]; [.C37];[.D37];[.E37];[.F37]);2)&amp;BIN2HEX(CONCATENATE([.G37];[.H37];[.I37];[.J37];[.K37]; [.L37];[.M37];[.N37]);2) &amp; BIN2HEX(CONCATENATE([.O37];[.P37];[.Q37];[.R37];[.S37];[.T37];[.U37];[.V37] );2) &amp; BIN2HEX(CONCATENATE([.W37];[.X37];[.Y37];[.Z37];[.AD37];[.AE37];[.AF37];[.AG37] );2)" office:value-type="string" office:string-value="0180840C" calcext:value-type="string">
            <text:p>0180840C</text:p>
          </table:table-cell>
          <table:table-cell table:number-columns-repeated="98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Default"/>
          <table:table-cell table:number-columns-repeated="13"/>
          <table:table-cell table:style-name="ce3" office:value-type="string" calcext:value-type="string">
            <text:p>INT ROM</text:p>
          </table:table-cell>
          <table:table-cell table:number-columns-repeated="5"/>
          <table:table-cell table:style-name="ce3" office:value-type="string" calcext:value-type="string" table:number-columns-spanned="5" table:number-rows-spanned="1">
            <text:p>Z ROM</text:p>
          </table:table-cell>
          <table:covered-table-cell table:number-columns-repeated="4"/>
          <table:table-cell table:number-columns-repeated="2"/>
          <table:table-cell table:style-name="ce4"/>
          <table:table-cell table:style-name="ce4" office:value-type="string" calcext:value-type="string" table:number-columns-spanned="2" table:number-rows-spanned="1">
            <text:p>Sequencer ROM</text:p>
          </table:table-cell>
          <table:covered-table-cell table:style-name="ce4"/>
          <table:table-cell table:number-columns-repeated="993"/>
        </table:table-row>
        <table:table-row table:style-name="ro2">
          <table:table-cell table:number-columns-repeated="14"/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  <table:table-cell office:value-type="string" calcext:value-type="string" table:number-columns-spanned="3" table:number-rows-spanned="1">
            <text:p>Comment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Value</text:p>
          </table:table-cell>
          <table:table-cell table:number-columns-repeated="993"/>
        </table:table-row>
        <table:table-row table:style-name="ro2">
          <table:table-cell table:number-columns-repeated="14"/>
          <table:table-cell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office:value-type="string" calcext:value-type="string">
            <text:p>No int pending</text:p>
          </table:table-cell>
          <table:table-cell table:number-columns-repeated="3"/>
          <table:table-cell table:number-columns-repeated="2" office:value-type="string" calcext:value-type="string">
            <text:p>0x0</text:p>
          </table:table-cell>
          <table:table-cell office:value-type="string" calcext:value-type="string" table:number-columns-spanned="3" table:number-rows-spanned="1">
            <text:p>Branch Not taken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2">
          <table:table-cell table:number-columns-repeated="14"/>
          <table:table-cell office:value-type="string" calcext:value-type="string">
            <text:p>0x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Int is pending</text:p>
          </table:table-cell>
          <table:table-cell table:number-columns-repeated="3"/>
          <table:table-cell office:value-type="string" calcext:value-type="string">
            <text:p>0x1</text:p>
          </table:table-cell>
          <table:table-cell office:value-type="string" calcext:value-type="string">
            <text:p>0x18</text:p>
          </table:table-cell>
          <table:table-cell office:value-type="string" calcext:value-type="string" table:number-columns-spanned="3" table:number-rows-spanned="1">
            <text:p>Branch Taken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NAND</text:p>
          </table:table-cell>
          <table:table-cell office:value-type="string" calcext:value-type="string">
            <text:p>0x1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ADDI</text:p>
          </table:table-cell>
          <table:table-cell office:value-type="string" calcext:value-type="string">
            <text:p>0x2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LW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SW</text:p>
          </table:table-cell>
          <table:table-cell office:value-type="string" calcext:value-type="string">
            <text:p>0x4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BEQ</text:p>
          </table:table-cell>
          <table:table-cell office:value-type="string" calcext:value-type="string">
            <text:p>0x5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JALR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1B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HALT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0x8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0x9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EI</text:p>
          </table:table-cell>
          <table:table-cell office:value-type="string" calcext:value-type="string">
            <text:p>0xA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DI</text:p>
          </table:table-cell>
          <table:table-cell office:value-type="string" calcext:value-type="string">
            <text:p>0xB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2">
          <table:table-cell table:number-columns-repeated="27"/>
          <table:table-cell office:value-type="string" calcext:value-type="string">
            <text:p>RETI</text:p>
          </table:table-cell>
          <table:table-cell office:value-type="string" calcext:value-type="string">
            <text:p>0xC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2">
          <table:table-cell table:number-columns-repeated="27"/>
          <table:table-cell table:style-name="ce5" office:value-type="string" calcext:value-type="string" table:number-columns-spanned="3" table:number-rows-spanned="2">
            <text:p><text:span text:style-name="T1">Note:</text:span> The OpCode is the same as the address in the sequencer ROM</text:p>
          </table:table-cell>
          <table:covered-table-cell table:number-columns-repeated="2"/>
          <table:table-cell table:number-columns-repeated="993"/>
        </table:table-row>
        <table:table-row table:style-name="ro2">
          <table:table-cell table:number-columns-repeated="27"/>
          <table:covered-table-cell table:number-columns-repeated="3"/>
          <table:table-cell table:number-columns-repeated="993"/>
        </table:table-row>
        <table:table-row table:style-name="ro2" table:number-rows-repeated="104851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16:32:46.799245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42:30.240439698</meta:creation-date>
    <dc:date>2015-09-19T17:05:23.711274306</dc:date>
    <meta:editing-duration>PT2H18M56S</meta:editing-duration>
    <meta:editing-cycles>14</meta:editing-cycles>
    <meta:generator>LibreOffice/4.4.2.2$Linux_X86_64 LibreOffice_project/40m0$Build-2</meta:generator>
    <meta:document-statistic meta:table-count="1" meta:cell-count="1296" meta:object-count="0"/>
  </office:meta>
</office:document-meta>
</file>